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15%"/>
    </style:style>
    <style:style style:name="P2" style:family="paragraph" style:parent-style-name="Text_20_body">
      <style:paragraph-properties fo:margin-top="0cm" fo:margin-bottom="0cm" style:contextual-spacing="false" fo:line-height="115%"/>
      <style:text-properties officeooo:paragraph-rsid="000eb987"/>
    </style:style>
    <style:style style:name="P3" style:family="paragraph" style:parent-style-name="Text_20_body">
      <style:paragraph-properties fo:margin-top="0cm" fo:margin-bottom="0cm" style:contextual-spacing="false" fo:line-height="115%"/>
      <style:text-properties officeooo:rsid="000eb987" officeooo:paragraph-rsid="000eb987"/>
    </style:style>
    <style:style style:name="T1" style:family="text">
      <style:text-properties officeooo:rsid="000eb9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ferences</text:p>
      <text:p text:style-name="P1">• <text:a xlink:type="simple" xlink:href="https://www.pygame.org/docs/" text:style-name="Internet_20_link" text:visited-style-name="Visited_20_Internet_20_Link"><text:span text:style-name="T1">Pygame Documentation</text:span></text:a></text:p>
      <text:p text:style-name="P1">• <text:a xlink:type="simple" xlink:href="https://youtu.be/YOCt8nsQqEo" text:style-name="Internet_20_link" text:visited-style-name="Visited_20_Internet_20_Link"><text:span text:style-name="T1">Pygame Tutorial (Serie - Youtube)</text:span></text:a></text:p>
      <text:p text:style-name="P2">• <text:a xlink:type="simple" xlink:href="https://youtu.be/KJpP85tnOKg?list=PL8ui5HK3oSiGXM2Pc2DahNu1xXBf7WQh-" text:style-name="Internet_20_link" text:visited-style-name="Visited_20_Internet_20_Link"><text:span text:style-name="T1">Mario in Python with Pygame (Serie - Youtube)</text:span></text:a></text:p>
      <text:p text:style-name="P2"><text:span text:style-name="T1">• </text:span><text:a xlink:type="simple" xlink:href="https://youtu.be/qYomF9p_SYM" text:style-name="Internet_20_link" text:visited-style-name="Visited_20_Internet_20_Link"><text:span text:style-name="T1">Creating a Mario Maker style game in Python</text:span></text:a><text:span text:style-name="T1"> 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3-12T17:46:01.713994211</meta:creation-date>
    <dc:date>2023-03-12T17:52:15.083208319</dc:date>
    <meta:editing-duration>PT6M13S</meta:editing-duration>
    <meta:editing-cycles>1</meta:editing-cycles>
    <meta:generator>LibreOffice/7.1.7.2$MacOSX_X86_64 LibreOffice_project/c6a4e3954236145e2acb0b65f68614365aeee33f</meta:generator>
    <meta:document-statistic meta:table-count="0" meta:image-count="0" meta:object-count="0" meta:page-count="1" meta:paragraph-count="5" meta:word-count="28" meta:character-count="160" meta:non-whitespace-character-count="136"/>
  </office:meta>
</office:document-meta>
</file>